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tab/><text:tab/>13<text:tab/><text:tab/></text:p>
      <text:p text:style-name="Standard">14<text:tab/><text:tab/>73<text:tab/><text:tab/>एक चतुर्भुज के अंदर दो त्रिभुज हैं एक बड़ा है और एक छोटा है</text:p>
      <text:p text:style-name="Standard">74<text:tab/><text:tab/>104<text:tab/><text:tab/>और एक लाल रंग का है एक नीले रंग का है</text:p>
      <text:p text:style-name="Standard">105<text:tab/><text:tab/>138<text:tab/><text:tab/>ये दोनो अंदर खेल रहे हैं</text:p>
      <text:p text:style-name="Standard">139<text:tab/><text:tab/>142<text:tab/><text:tab/></text:p>
      <text:p text:style-name="Standard">143<text:tab/><text:tab/>166<text:tab/><text:tab/>बड़ा वाला बाहर जाकर खेलना चाहता है</text:p>
      <text:p text:style-name="Standard">167<text:tab/><text:tab/>189<text:tab/><text:tab/>लेकिन छोटा वाला बाहर जाने से डरता है </text:p>
      <text:p text:style-name="Standard">190<text:tab/><text:tab/>222<text:tab/><text:tab/></text:p>
      <text:p text:style-name="Standard">223<text:tab/><text:tab/>269<text:tab/><text:tab/>बड़ा वाला उसे बाहर जाने के लिए मनाना चाहता है</text:p>
      <text:p text:style-name="Standard">270<text:tab/><text:tab/>285<text:tab/><text:tab/>लेकिन वो जा नही रहा है</text:p>
      <text:p text:style-name="Standard">286<text:tab/><text:tab/>295<text:tab/><text:tab/></text:p>
      <text:p text:style-name="Standard">296<text:tab/><text:tab/>330<text:tab/><text:tab/>बड़ा वाला उसे धकेल रहा है बाहर ले जा रहा है </text:p>
      <text:p text:style-name="Standard">331<text:tab/><text:tab/>369<text:tab/><text:tab/>अब ये बाहर धकेल रहा है</text:p>
      <text:p text:style-name="Standard">370<text:tab/><text:tab/>375<text:tab/><text:tab/></text:p>
      <text:p text:style-name="Standard">376<text:tab/><text:tab/>400<text:tab/><text:tab/>छोटा वाला वापस अंदर आ गया</text:p>
      <text:p text:style-name="Standard">401<text:tab/><text:tab/>420<text:tab/><text:tab/>अब ये दोनो बाहर हैं</text:p>
      <text:p text:style-name="Standard">421<text:tab/><text:tab/>442<text:tab/><text:tab/>बड़ा वाला उसका दरवाजा बंद कर दिया है</text:p>
      <text:p text:style-name="Standard">443<text:tab/><text:tab/>466<text:tab/><text:tab/>अब ये अंदर नही आ सकता है</text:p>
      <text:p text:style-name="Standard">467<text:tab/><text:tab/>476<text:tab/><text:tab/></text:p>
      <text:p text:style-name="Standard">477<text:tab/><text:tab/>490<text:tab/><text:tab/>छोटा वाला</text:p>
      <text:p text:style-name="Standard">490<text:tab/><text:tab/>500<text:tab/><text:tab/></text:p>
      <text:p text:style-name="Standard">501<text:tab/><text:tab/>521<text:tab/><text:tab/>अब ये दोनो बाहर जाकर खेल रहे हैं</text:p>
      <text:p text:style-name="Standard">522<text:tab/><text:tab/>548<text:tab/><text:tab/>दोनो को बहुत मज़ा आ रहा है खेलने में</text:p>
      <text:p text:style-name="Standard">549<text:tab/><text:tab/>560<text:tab/><text:tab/></text:p>
      <text:p text:style-name="Standard">561<text:tab/><text:tab/>580<text:tab/><text:tab/>अब ये बाहर में ही खेल रहे हैं</text:p>
      <text:p text:style-name="Standard">581<text:tab/><text:tab/>598<text:tab/><text:tab/>और ये दोनो खुश है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19T23:22:26</meta:creation-date>
    <meta:generator>LibreOffice/3.5$Linux_x86 LibreOffice_project/350m1$Build-2</meta:generator>
    <dc:date>2013-01-19T23:47:46</dc:date>
    <dc:creator>Diwakar Chauhan</dc:creator>
    <meta:editing-duration>PT2M4S</meta:editing-duration>
    <meta:editing-cycles>2</meta:editing-cycles>
    <meta:document-statistic meta:table-count="0" meta:image-count="0" meta:object-count="0" meta:page-count="1" meta:paragraph-count="26" meta:word-count="189" meta:character-count="638" meta:non-whitespace-character-count="413"/>
  </office:meta>
</office:document-meta>
</file>